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6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979" table:default-cell-style-name="ce5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 table:number-columns-repeated="977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style-name="Default" office:value-type="float" office:value="-5162.05112190446" calcext:value-type="float">
            <text:p>-5162.05112190446</text:p>
          </table:table-cell>
          <table:table-cell table:style-name="Default" office:value-type="float" office:value="-2527.46401498869" calcext:value-type="float">
            <text:p>-2527.46401498869</text:p>
          </table:table-cell>
          <table:table-cell table:style-name="Default" office:value-type="float" office:value="-2634.58710691577" calcext:value-type="float">
            <text:p>-2634.58710691577</text:p>
          </table:table-cell>
          <table:table-cell table:style-name="Default" office:value-type="float" office:value="14.7058823529412" calcext:value-type="float">
            <text:p>14.7058823529412</text:p>
          </table:table-cell>
          <table:table-cell table:style-name="Default" office:value-type="float" office:value="14.0401146131805" calcext:value-type="float">
            <text:p>14.0401146131805</text:p>
          </table:table-cell>
          <table:table-cell table:style-name="Default" office:value-type="float" office:value="15.203426124197" calcext:value-type="float">
            <text:p>15.203426124197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ce4" office:value-type="float" office:value="256.475737549964" calcext:value-type="float">
            <text:p>256.475737549964</text:p>
          </table:table-cell>
          <table:table-cell table:style-name="ce4" office:value-type="float" office:value="154.204490268639" calcext:value-type="float">
            <text:p>154.204490268639</text:p>
          </table:table-cell>
          <table:table-cell table:style-name="ce4" office:value-type="float" office:value="102.271247281325" calcext:value-type="float">
            <text:p>102.271247281325</text:p>
          </table:table-cell>
          <table:table-cell table:style-name="Default" office:value-type="float" office:value="21.5437788018433" calcext:value-type="float">
            <text:p>21.5437788018433</text:p>
          </table:table-cell>
          <table:table-cell table:style-name="Default" office:value-type="float" office:value="23.546511627907" calcext:value-type="float">
            <text:p>23.546511627907</text:p>
          </table:table-cell>
          <table:table-cell table:style-name="Default" office:value-type="float" office:value="20.2290076335878" calcext:value-type="float">
            <text:p>20.22900763358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392.539939627979" calcext:value-type="float">
            <text:p>-392.539939627979</text:p>
          </table:table-cell>
          <table:table-cell office:value-type="float" office:value="-107.13283266895" calcext:value-type="float">
            <text:p>-107.13283266895</text:p>
          </table:table-cell>
          <table:table-cell office:value-type="float" office:value="-285.407106959029" calcext:value-type="float">
            <text:p>-285.4071069590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8488372093023" calcext:value-type="float">
            <text:p>57.8488372093023</text:p>
          </table:table-cell>
          <table:table-cell office:value-type="float" office:value="56.6793893129771" calcext:value-type="float">
            <text:p>56.679389312977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ce4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282.435496517839" calcext:value-type="float">
            <text:p>-282.435496517839</text:p>
          </table:table-cell>
          <table:table-cell table:style-name="Default" office:value-type="float" office:value="13.5819318956497" calcext:value-type="float">
            <text:p>13.5819318956497</text:p>
          </table:table-cell>
          <table:table-cell table:style-name="Default" office:value-type="float" office:value="-296.017428413489" calcext:value-type="float">
            <text:p>-296.017428413489</text:p>
          </table:table-cell>
          <table:table-cell table:style-name="Default" office:value-type="float" office:value="55.3308823529412" calcext:value-type="float">
            <text:p>55.3308823529412</text:p>
          </table:table-cell>
          <table:table-cell table:style-name="Default" office:value-type="float" office:value="60.7142857142857" calcext:value-type="float">
            <text:p>60.7142857142857</text:p>
          </table:table-cell>
          <table:table-cell table:style-name="Default" office:value-type="float" office:value="51.5625" calcext:value-type="float">
            <text:p>51.5625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ce4" office:value-type="float" office:value="-48.6161798983443" calcext:value-type="float">
            <text:p>-48.6161798983443</text:p>
          </table:table-cell>
          <table:table-cell table:style-name="Default" office:value-type="float" office:value="-43.7620052871111" calcext:value-type="float">
            <text:p>-43.7620052871111</text:p>
          </table:table-cell>
          <table:table-cell table:style-name="ce4" office:value-type="float" office:value="-4.85417461123333" calcext:value-type="float">
            <text:p>-4.85417461123333</text:p>
          </table:table-cell>
          <table:table-cell table:style-name="ce4" office:value-type="float" office:value="65.5948553054662" calcext:value-type="float">
            <text:p>65.5948553054662</text:p>
          </table:table-cell>
          <table:table-cell table:style-name="Default" office:value-type="float" office:value="64.963503649635" calcext:value-type="float">
            <text:p>64.963503649635</text:p>
          </table:table-cell>
          <table:table-cell table:style-name="ce4" office:value-type="float" office:value="66.0919540229885" calcext:value-type="float">
            <text:p>66.0919540229885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1332.7422364222" calcext:value-type="float">
            <text:p>-1332.7422364222</text:p>
          </table:table-cell>
          <table:table-cell table:style-name="Default" office:value-type="float" office:value="-671.558675896955" calcext:value-type="float">
            <text:p>-671.558675896955</text:p>
          </table:table-cell>
          <table:table-cell table:style-name="Default" office:value-type="float" office:value="-661.183560525247" calcext:value-type="float">
            <text:p>-661.183560525247</text:p>
          </table:table-cell>
          <table:table-cell table:style-name="Default" office:value-type="float" office:value="38.3248730964467" calcext:value-type="float">
            <text:p>38.3248730964467</text:p>
          </table:table-cell>
          <table:table-cell table:style-name="Default" office:value-type="float" office:value="36.8263473053892" calcext:value-type="float">
            <text:p>36.8263473053892</text:p>
          </table:table-cell>
          <table:table-cell table:style-name="Default" office:value-type="float" office:value="39.4273127753304" calcext:value-type="float">
            <text:p>39.4273127753304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0.30142073847" calcext:value-type="float">
            <text:p>150.30142073847</text:p>
          </table:table-cell>
          <table:table-cell table:style-name="Default" office:value-type="float" office:value="141.901159626354" calcext:value-type="float">
            <text:p>141.901159626354</text:p>
          </table:table-cell>
          <table:table-cell table:style-name="Default" office:value-type="float" office:value="8.40026111211574" calcext:value-type="float">
            <text:p>8.40026111211574</text:p>
          </table:table-cell>
          <table:table-cell table:style-name="Default" office:value-type="float" office:value="25.9216589861751" calcext:value-type="float">
            <text:p>25.9216589861751</text:p>
          </table:table-cell>
          <table:table-cell table:style-name="Default" office:value-type="float" office:value="26.453488372093" calcext:value-type="float">
            <text:p>26.453488372093</text:p>
          </table:table-cell>
          <table:table-cell table:style-name="Default" office:value-type="float" office:value="25.5725190839695" calcext:value-type="float">
            <text:p>25.57251908396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380.319552072832" calcext:value-type="float">
            <text:p>-380.319552072832</text:p>
          </table:table-cell>
          <table:table-cell office:value-type="float" office:value="-111.040087509291" calcext:value-type="float">
            <text:p>-111.040087509291</text:p>
          </table:table-cell>
          <table:table-cell office:value-type="float" office:value="-269.27946456354" calcext:value-type="float">
            <text:p>-269.27946456354</text:p>
          </table:table-cell>
          <table:table-cell table:style-name="ce4" office:value-type="float" office:value="63.7096774193548" calcext:value-type="float">
            <text:p>63.7096774193548</text:p>
          </table:table-cell>
          <table:table-cell table:style-name="ce4" office:value-type="float" office:value="68.8953488372093" calcext:value-type="float">
            <text:p>68.8953488372093</text:p>
          </table:table-cell>
          <table:table-cell table:style-name="ce4" office:value-type="float" office:value="60.3053435114504" calcext:value-type="float">
            <text:p>60.305343511450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257.461516134109" calcext:value-type="float">
            <text:p>-257.461516134109</text:p>
          </table:table-cell>
          <table:table-cell table:style-name="Default" office:value-type="float" office:value="17.5900442835166" calcext:value-type="float">
            <text:p>17.5900442835166</text:p>
          </table:table-cell>
          <table:table-cell table:style-name="Default" office:value-type="float" office:value="-275.051560417625" calcext:value-type="float">
            <text:p>-275.051560417625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ce4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273.740923080995" calcext:value-type="float">
            <text:p>-273.740923080995</text:p>
          </table:table-cell>
          <table:table-cell table:style-name="Default" office:value-type="float" office:value="19.2051156736321" calcext:value-type="float">
            <text:p>19.2051156736321</text:p>
          </table:table-cell>
          <table:table-cell table:style-name="Default" office:value-type="float" office:value="-292.946038754627" calcext:value-type="float">
            <text:p>-292.946038754627</text:p>
          </table:table-cell>
          <table:table-cell table:style-name="ce4" office:value-type="float" office:value="58.5858585858586" calcext:value-type="float">
            <text:p>58.5858585858586</text:p>
          </table:table-cell>
          <table:table-cell table:style-name="ce4" office:value-type="float" office:value="65.9147869674186" calcext:value-type="float">
            <text:p>65.9147869674186</text:p>
          </table:table-cell>
          <table:table-cell table:style-name="Default" office:value-type="float" office:value="53.6379018612521" calcext:value-type="float">
            <text:p>53.6379018612521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84.7547589089793" calcext:value-type="float">
            <text:p>-84.7547589089793</text:p>
          </table:table-cell>
          <table:table-cell table:style-name="Default" office:value-type="float" office:value="-23.5541052285264" calcext:value-type="float">
            <text:p>-23.5541052285264</text:p>
          </table:table-cell>
          <table:table-cell table:style-name="Default" office:value-type="float" office:value="-61.2006536804529" calcext:value-type="float">
            <text:p>-61.2006536804529</text:p>
          </table:table-cell>
          <table:table-cell table:style-name="Default" office:value-type="float" office:value="62.3355263157895" calcext:value-type="float">
            <text:p>62.3355263157895</text:p>
          </table:table-cell>
          <table:table-cell table:style-name="ce4" office:value-type="float" office:value="65.8333333333333" calcext:value-type="float">
            <text:p>65.8333333333333</text:p>
          </table:table-cell>
          <table:table-cell table:style-name="Default" office:value-type="float" office:value="60.054347826087" calcext:value-type="float">
            <text:p>60.05434782608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2294.16320007183" calcext:value-type="float">
            <text:p>-2294.16320007183</text:p>
          </table:table-cell>
          <table:table-cell table:style-name="Default" office:value-type="float" office:value="-1043.38291793046" calcext:value-type="float">
            <text:p>-1043.38291793046</text:p>
          </table:table-cell>
          <table:table-cell table:style-name="Default" office:value-type="float" office:value="-1250.78028214138" calcext:value-type="float">
            <text:p>-1250.78028214138</text:p>
          </table:table-cell>
          <table:table-cell table:style-name="Default" office:value-type="float" office:value="34.1573033707865" calcext:value-type="float">
            <text:p>34.1573033707865</text:p>
          </table:table-cell>
          <table:table-cell table:style-name="Default" office:value-type="float" office:value="28.6842105263158" calcext:value-type="float">
            <text:p>28.6842105263158</text:p>
          </table:table-cell>
          <table:table-cell table:style-name="Default" office:value-type="float" office:value="38.2352941176471" calcext:value-type="float">
            <text:p>38.235294117647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2.930631853011" calcext:value-type="float">
            <text:p>62.930631853011</text:p>
          </table:table-cell>
          <table:table-cell table:style-name="Default" office:value-type="float" office:value="92.0267194312868" calcext:value-type="float">
            <text:p>92.0267194312868</text:p>
          </table:table-cell>
          <table:table-cell table:style-name="Default" office:value-type="float" office:value="-29.0960875782758" calcext:value-type="float">
            <text:p>-29.0960875782758</text:p>
          </table:table-cell>
          <table:table-cell table:style-name="Default" office:value-type="float" office:value="37.3271889400922" calcext:value-type="float">
            <text:p>37.3271889400922</text:p>
          </table:table-cell>
          <table:table-cell table:style-name="Default" office:value-type="float" office:value="37.5" calcext:value-type="float">
            <text:p>37.5</text:p>
          </table:table-cell>
          <table:table-cell table:style-name="Default" office:value-type="float" office:value="37.2137404580153" calcext:value-type="float">
            <text:p>37.21374045801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281.596310887615" calcext:value-type="float">
            <text:p>-281.596310887615</text:p>
          </table:table-cell>
          <table:table-cell office:value-type="float" office:value="-38.8686369591853" calcext:value-type="float">
            <text:p>-38.8686369591853</text:p>
          </table:table-cell>
          <table:table-cell office:value-type="float" office:value="-242.72767392843" calcext:value-type="float">
            <text:p>-242.72767392843</text:p>
          </table:table-cell>
          <table:table-cell office:value-type="float" office:value="61.1751152073733" calcext:value-type="float">
            <text:p>61.1751152073733</text:p>
          </table:table-cell>
          <table:table-cell office:value-type="float" office:value="66.5697674418605" calcext:value-type="float">
            <text:p>66.5697674418605</text:p>
          </table:table-cell>
          <table:table-cell office:value-type="float" office:value="57.6335877862596" calcext:value-type="float">
            <text:p>57.6335877862596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256.892448184803" calcext:value-type="float">
            <text:p>-256.892448184803</text:p>
          </table:table-cell>
          <table:table-cell table:style-name="Default" office:value-type="float" office:value="17.5900442835166" calcext:value-type="float">
            <text:p>17.5900442835166</text:p>
          </table:table-cell>
          <table:table-cell table:style-name="Default" office:value-type="float" office:value="-274.482492468319" calcext:value-type="float">
            <text:p>-274.482492468319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ce4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ce4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156.544107943519" calcext:value-type="float">
            <text:p>-156.544107943519</text:p>
          </table:table-cell>
          <table:table-cell table:style-name="Default" office:value-type="float" office:value="-62.4346412141545" calcext:value-type="float">
            <text:p>-62.4346412141545</text:p>
          </table:table-cell>
          <table:table-cell table:style-name="Default" office:value-type="float" office:value="-94.1094667293647" calcext:value-type="float">
            <text:p>-94.1094667293647</text:p>
          </table:table-cell>
          <table:table-cell table:style-name="Default" office:value-type="float" office:value="60.5121293800539" calcext:value-type="float">
            <text:p>60.5121293800539</text:p>
          </table:table-cell>
          <table:table-cell table:style-name="Default" office:value-type="float" office:value="65.3061224489796" calcext:value-type="float">
            <text:p>65.3061224489796</text:p>
          </table:table-cell>
          <table:table-cell table:style-name="Default" office:value-type="float" office:value="57.3660714285714" calcext:value-type="float">
            <text:p>57.3660714285714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1954.80823797877" calcext:value-type="float">
            <text:p>-1954.80823797877</text:p>
          </table:table-cell>
          <table:table-cell table:style-name="Default" office:value-type="float" office:value="-793.168195158624" calcext:value-type="float">
            <text:p>-793.168195158624</text:p>
          </table:table-cell>
          <table:table-cell table:style-name="Default" office:value-type="float" office:value="-1161.64004282014" calcext:value-type="float">
            <text:p>-1161.64004282014</text:p>
          </table:table-cell>
          <table:table-cell table:style-name="Default" office:value-type="float" office:value="37.880496054115" calcext:value-type="float">
            <text:p>37.880496054115</text:p>
          </table:table-cell>
          <table:table-cell table:style-name="Default" office:value-type="float" office:value="32.9608938547486" calcext:value-type="float">
            <text:p>32.9608938547486</text:p>
          </table:table-cell>
          <table:table-cell table:style-name="Default" office:value-type="float" office:value="41.2098298676749" calcext:value-type="float">
            <text:p>41.2098298676749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55.2373402546827" calcext:value-type="float">
            <text:p>-55.2373402546827</text:p>
          </table:table-cell>
          <table:table-cell table:style-name="Default" office:value-type="float" office:value="91.2652762505539" calcext:value-type="float">
            <text:p>91.2652762505539</text:p>
          </table:table-cell>
          <table:table-cell table:style-name="Default" office:value-type="float" office:value="-146.502616505237" calcext:value-type="float">
            <text:p>-146.502616505237</text:p>
          </table:table-cell>
          <table:table-cell table:style-name="Default" office:value-type="float" office:value="43.778801843318" calcext:value-type="float">
            <text:p>43.778801843318</text:p>
          </table:table-cell>
          <table:table-cell table:style-name="Default" office:value-type="float" office:value="46.5116279069767" calcext:value-type="float">
            <text:p>46.5116279069767</text:p>
          </table:table-cell>
          <table:table-cell table:style-name="Default" office:value-type="float" office:value="41.9847328244275" calcext:value-type="float">
            <text:p>41.9847328244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257.412237807061" calcext:value-type="float">
            <text:p>-257.412237807061</text:p>
          </table:table-cell>
          <table:table-cell office:value-type="float" office:value="17.3802429392484" calcext:value-type="float">
            <text:p>17.3802429392484</text:p>
          </table:table-cell>
          <table:table-cell office:value-type="float" office:value="-274.79248074631" calcext:value-type="float">
            <text:p>-274.79248074631</text:p>
          </table:table-cell>
          <table:table-cell office:value-type="float" office:value="58.5253456221198" calcext:value-type="float">
            <text:p>58.5253456221198</text:p>
          </table:table-cell>
          <table:table-cell office:value-type="float" office:value="65.1162790697674" calcext:value-type="float">
            <text:p>65.1162790697674</text:p>
          </table:table-cell>
          <table:table-cell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258.408480946524" calcext:value-type="float">
            <text:p>-258.408480946524</text:p>
          </table:table-cell>
          <table:table-cell table:style-name="Default" office:value-type="float" office:value="17.5491009490915" calcext:value-type="float">
            <text:p>17.5491009490915</text:p>
          </table:table-cell>
          <table:table-cell table:style-name="Default" office:value-type="float" office:value="-275.957581895616" calcext:value-type="float">
            <text:p>-275.957581895616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ce4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-263.053436835253" calcext:value-type="float">
            <text:p>-263.053436835253</text:p>
          </table:table-cell>
          <table:table-cell table:style-name="Default" office:value-type="float" office:value="12.5025301549733" calcext:value-type="float">
            <text:p>12.5025301549733</text:p>
          </table:table-cell>
          <table:table-cell table:style-name="Default" office:value-type="float" office:value="-275.555966990226" calcext:value-type="float">
            <text:p>-275.555966990226</text:p>
          </table:table-cell>
          <table:table-cell table:style-name="Default" office:value-type="float" office:value="56.3081009296149" calcext:value-type="float">
            <text:p>56.3081009296149</text:p>
          </table:table-cell>
          <table:table-cell table:style-name="Default" office:value-type="float" office:value="63.3561643835616" calcext:value-type="float">
            <text:p>63.3561643835616</text:p>
          </table:table-cell>
          <table:table-cell table:style-name="Default" office:value-type="float" office:value="51.8438177874187" calcext:value-type="float">
            <text:p>51.84381778741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42.872022661437" calcext:value-type="float">
            <text:p>-242.872022661437</text:p>
          </table:table-cell>
          <table:table-cell table:style-name="Default" office:value-type="float" office:value="-48.616519156191" calcext:value-type="float">
            <text:p>-48.616519156191</text:p>
          </table:table-cell>
          <table:table-cell table:style-name="Default" office:value-type="float" office:value="-194.255503505246" calcext:value-type="float">
            <text:p>-194.255503505246</text:p>
          </table:table-cell>
          <table:table-cell table:style-name="Default" office:value-type="float" office:value="59.3241551939925" calcext:value-type="float">
            <text:p>59.3241551939925</text:p>
          </table:table-cell>
          <table:table-cell table:style-name="Default" office:value-type="float" office:value="65.5063291139241" calcext:value-type="float">
            <text:p>65.5063291139241</text:p>
          </table:table-cell>
          <table:table-cell table:style-name="Default" office:value-type="float" office:value="55.2795031055901" calcext:value-type="float">
            <text:p>55.2795031055901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style-name="Default" office:value-type="float" office:value="-860.820652083822" calcext:value-type="float">
            <text:p>-860.820652083822</text:p>
          </table:table-cell>
          <table:table-cell table:style-name="Default" office:value-type="float" office:value="-477.062001072072" calcext:value-type="float">
            <text:p>-477.062001072072</text:p>
          </table:table-cell>
          <table:table-cell table:style-name="Default" office:value-type="float" office:value="-383.75865101175" calcext:value-type="float">
            <text:p>-383.75865101175</text:p>
          </table:table-cell>
          <table:table-cell table:style-name="Default" office:value-type="float" office:value="46.5473145780051" calcext:value-type="float">
            <text:p>46.5473145780051</text:p>
          </table:table-cell>
          <table:table-cell table:style-name="Default" office:value-type="float" office:value="45.3757225433526" calcext:value-type="float">
            <text:p>45.3757225433526</text:p>
          </table:table-cell>
          <table:table-cell table:style-name="Default" office:value-type="float" office:value="47.4770642201835" calcext:value-type="float">
            <text:p>47.4770642201835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95.0352123831489" calcext:value-type="float">
            <text:p>-95.0352123831489</text:p>
          </table:table-cell>
          <table:table-cell table:style-name="Default" office:value-type="float" office:value="95.4191043972372" calcext:value-type="float">
            <text:p>95.4191043972372</text:p>
          </table:table-cell>
          <table:table-cell table:style-name="Default" office:value-type="float" office:value="-190.454316780386" calcext:value-type="float">
            <text:p>-190.454316780386</text:p>
          </table:table-cell>
          <table:table-cell table:style-name="Default" office:value-type="float" office:value="49.4239631336406" calcext:value-type="float">
            <text:p>49.4239631336406</text:p>
          </table:table-cell>
          <table:table-cell table:style-name="Default" office:value-type="float" office:value="52.9069767441861" calcext:value-type="float">
            <text:p>52.9069767441861</text:p>
          </table:table-cell>
          <table:table-cell table:style-name="Default" office:value-type="float" office:value="47.1374045801527" calcext:value-type="float">
            <text:p>47.13740458015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152.772877252631" calcext:value-type="float">
            <text:p>-152.772877252631</text:p>
          </table:table-cell>
          <table:table-cell office:value-type="float" office:value="48.9958682846822" calcext:value-type="float">
            <text:p>48.9958682846822</text:p>
          </table:table-cell>
          <table:table-cell office:value-type="float" office:value="-201.768745537313" calcext:value-type="float">
            <text:p>-201.768745537313</text:p>
          </table:table-cell>
          <table:table-cell office:value-type="float" office:value="56.7474048442907" calcext:value-type="float">
            <text:p>56.7474048442907</text:p>
          </table:table-cell>
          <table:table-cell office:value-type="float" office:value="63.8483965014577" calcext:value-type="float">
            <text:p>63.8483965014577</text:p>
          </table:table-cell>
          <table:table-cell office:value-type="float" office:value="52.0992366412214" calcext:value-type="float">
            <text:p>52.0992366412214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59.910671950503" calcext:value-type="float">
            <text:p>-259.910671950503</text:p>
          </table:table-cell>
          <table:table-cell table:style-name="Default" office:value-type="float" office:value="15.390014596753" calcext:value-type="float">
            <text:p>15.390014596753</text:p>
          </table:table-cell>
          <table:table-cell table:style-name="Default" office:value-type="float" office:value="-275.300686547256" calcext:value-type="float">
            <text:p>-275.300686547256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ce4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261.385573152755" calcext:value-type="float">
            <text:p>-261.385573152755</text:p>
          </table:table-cell>
          <table:table-cell table:style-name="Default" office:value-type="float" office:value="17.2473651524765" calcext:value-type="float">
            <text:p>17.2473651524765</text:p>
          </table:table-cell>
          <table:table-cell table:style-name="Default" office:value-type="float" office:value="-278.632938305232" calcext:value-type="float">
            <text:p>-278.632938305232</text:p>
          </table:table-cell>
          <table:table-cell table:style-name="Default" office:value-type="float" office:value="54.6583850931677" calcext:value-type="float">
            <text:p>54.6583850931677</text:p>
          </table:table-cell>
          <table:table-cell table:style-name="Default" office:value-type="float" office:value="61.9834710743802" calcext:value-type="float">
            <text:p>61.9834710743802</text:p>
          </table:table-cell>
          <table:table-cell table:style-name="Default" office:value-type="float" office:value="50.2487562189055" calcext:value-type="float">
            <text:p>50.2487562189055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228.415316889245" calcext:value-type="float">
            <text:p>-228.415316889245</text:p>
          </table:table-cell>
          <table:table-cell table:style-name="Default" office:value-type="float" office:value="-23.8573903644088" calcext:value-type="float">
            <text:p>-23.8573903644088</text:p>
          </table:table-cell>
          <table:table-cell table:style-name="Default" office:value-type="float" office:value="-204.557926524836" calcext:value-type="float">
            <text:p>-204.557926524836</text:p>
          </table:table-cell>
          <table:table-cell table:style-name="Default" office:value-type="float" office:value="59.2727272727273" calcext:value-type="float">
            <text:p>59.2727272727273</text:p>
          </table:table-cell>
          <table:table-cell table:style-name="Default" office:value-type="float" office:value="65.527950310559" calcext:value-type="float">
            <text:p>65.527950310559</text:p>
          </table:table-cell>
          <table:table-cell table:style-name="Default" office:value-type="float" office:value="55.2683896620278" calcext:value-type="float">
            <text:p>55.2683896620278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style-name="Default" office:value-type="float" office:value="-2360.52707929334" calcext:value-type="float">
            <text:p>-2360.52707929334</text:p>
          </table:table-cell>
          <table:table-cell table:style-name="Default" office:value-type="float" office:value="-1064.96366953089" calcext:value-type="float">
            <text:p>-1064.96366953089</text:p>
          </table:table-cell>
          <table:table-cell table:style-name="Default" office:value-type="float" office:value="-1295.56340976245" calcext:value-type="float">
            <text:p>-1295.56340976245</text:p>
          </table:table-cell>
          <table:table-cell table:style-name="Default" office:value-type="float" office:value="35.5855855855856" calcext:value-type="float">
            <text:p>35.5855855855856</text:p>
          </table:table-cell>
          <table:table-cell table:style-name="Default" office:value-type="float" office:value="32.0512820512821" calcext:value-type="float">
            <text:p>32.0512820512821</text:p>
          </table:table-cell>
          <table:table-cell table:style-name="Default" office:value-type="float" office:value="38.3534136546185" calcext:value-type="float">
            <text:p>38.3534136546185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204.233859551378" calcext:value-type="float">
            <text:p>-204.233859551378</text:p>
          </table:table-cell>
          <table:table-cell table:style-name="Default" office:value-type="float" office:value="59.9165171237458" calcext:value-type="float">
            <text:p>59.9165171237458</text:p>
          </table:table-cell>
          <table:table-cell table:style-name="Default" office:value-type="float" office:value="-264.150376675124" calcext:value-type="float">
            <text:p>-264.150376675124</text:p>
          </table:table-cell>
          <table:table-cell table:style-name="Default" office:value-type="float" office:value="53.5714285714286" calcext:value-type="float">
            <text:p>53.5714285714286</text:p>
          </table:table-cell>
          <table:table-cell table:style-name="Default" office:value-type="float" office:value="58.7209302325581" calcext:value-type="float">
            <text:p>58.7209302325581</text:p>
          </table:table-cell>
          <table:table-cell table:style-name="Default" office:value-type="float" office:value="50.1908396946565" calcext:value-type="float">
            <text:p>50.19083969465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72.983405136345" calcext:value-type="float">
            <text:p>-72.983405136345</text:p>
          </table:table-cell>
          <table:table-cell office:value-type="float" office:value="83.6330701056977" calcext:value-type="float">
            <text:p>83.6330701056977</text:p>
          </table:table-cell>
          <table:table-cell office:value-type="float" office:value="-156.616475242043" calcext:value-type="float">
            <text:p>-156.616475242043</text:p>
          </table:table-cell>
          <table:table-cell office:value-type="float" office:value="52.1337946943483" calcext:value-type="float">
            <text:p>52.1337946943483</text:p>
          </table:table-cell>
          <table:table-cell office:value-type="float" office:value="58.600583090379" calcext:value-type="float">
            <text:p>58.600583090379</text:p>
          </table:table-cell>
          <table:table-cell office:value-type="float" office:value="47.9007633587786" calcext:value-type="float">
            <text:p>47.9007633587786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252.655371905777" calcext:value-type="float">
            <text:p>-252.655371905777</text:p>
          </table:table-cell>
          <table:table-cell table:style-name="Default" office:value-type="float" office:value="21.0431429308198" calcext:value-type="float">
            <text:p>21.0431429308198</text:p>
          </table:table-cell>
          <table:table-cell table:style-name="Default" office:value-type="float" office:value="-273.698514836597" calcext:value-type="float">
            <text:p>-273.698514836597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ce4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208.796057908717" calcext:value-type="float">
            <text:p>-208.796057908717</text:p>
          </table:table-cell>
          <table:table-cell table:style-name="Default" office:value-type="float" office:value="61.1422482263595" calcext:value-type="float">
            <text:p>61.1422482263595</text:p>
          </table:table-cell>
          <table:table-cell table:style-name="Default" office:value-type="float" office:value="-269.938306135076" calcext:value-type="float">
            <text:p>-269.938306135076</text:p>
          </table:table-cell>
          <table:table-cell table:style-name="Default" office:value-type="float" office:value="54.5780969479354" calcext:value-type="float">
            <text:p>54.5780969479354</text:p>
          </table:table-cell>
          <table:table-cell table:style-name="Default" office:value-type="float" office:value="65.2173913043478" calcext:value-type="float">
            <text:p>65.2173913043478</text:p>
          </table:table-cell>
          <table:table-cell table:style-name="Default" office:value-type="float" office:value="48.2857142857143" calcext:value-type="float">
            <text:p>48.285714285714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225.345117872207" calcext:value-type="float">
            <text:p>-225.345117872207</text:p>
          </table:table-cell>
          <table:table-cell table:style-name="Default" office:value-type="float" office:value="-0.479703597893947" calcext:value-type="float">
            <text:p>-0.479703597893947</text:p>
          </table:table-cell>
          <table:table-cell table:style-name="Default" office:value-type="float" office:value="-224.865414274313" calcext:value-type="float">
            <text:p>-224.865414274313</text:p>
          </table:table-cell>
          <table:table-cell table:style-name="Default" office:value-type="float" office:value="58.8374851720048" calcext:value-type="float">
            <text:p>58.8374851720048</text:p>
          </table:table-cell>
          <table:table-cell table:style-name="Default" office:value-type="float" office:value="65.4434250764526" calcext:value-type="float">
            <text:p>65.4434250764526</text:p>
          </table:table-cell>
          <table:table-cell table:style-name="Default" office:value-type="float" office:value="54.6511627906977" calcext:value-type="float">
            <text:p>54.651162790697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-1800.5441816536" calcext:value-type="float">
            <text:p>-1800.5441816536</text:p>
          </table:table-cell>
          <table:table-cell table:style-name="Default" office:value-type="float" office:value="-1014.19804048044" calcext:value-type="float">
            <text:p>-1014.19804048044</text:p>
          </table:table-cell>
          <table:table-cell table:style-name="Default" office:value-type="float" office:value="-786.346141173162" calcext:value-type="float">
            <text:p>-786.346141173162</text:p>
          </table:table-cell>
          <table:table-cell table:style-name="Default" office:value-type="float" office:value="48.4118291347207" calcext:value-type="float">
            <text:p>48.4118291347207</text:p>
          </table:table-cell>
          <table:table-cell table:style-name="Default" office:value-type="float" office:value="46.8235294117647" calcext:value-type="float">
            <text:p>46.8235294117647</text:p>
          </table:table-cell>
          <table:table-cell table:style-name="Default" office:value-type="float" office:value="49.7950819672131" calcext:value-type="float">
            <text:p>49.7950819672131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257.883037148579" calcext:value-type="float">
            <text:p>-257.883037148579</text:p>
          </table:table-cell>
          <table:table-cell table:style-name="Default" office:value-type="float" office:value="42.0046862321538" calcext:value-type="float">
            <text:p>42.0046862321538</text:p>
          </table:table-cell>
          <table:table-cell table:style-name="Default" office:value-type="float" office:value="-299.887723380733" calcext:value-type="float">
            <text:p>-299.887723380733</text:p>
          </table:table-cell>
          <table:table-cell table:style-name="Default" office:value-type="float" office:value="56.3364055299539" calcext:value-type="float">
            <text:p>56.3364055299539</text:p>
          </table:table-cell>
          <table:table-cell table:style-name="Default" office:value-type="float" office:value="61.9186046511628" calcext:value-type="float">
            <text:p>61.9186046511628</text:p>
          </table:table-cell>
          <table:table-cell table:style-name="Default" office:value-type="float" office:value="52.6717557251908" calcext:value-type="float">
            <text:p>52.671755725190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73.8973356395228" calcext:value-type="float">
            <text:p>-73.8973356395228</text:p>
          </table:table-cell>
          <table:table-cell office:value-type="float" office:value="43.9496039827994" calcext:value-type="float">
            <text:p>43.9496039827994</text:p>
          </table:table-cell>
          <table:table-cell table:style-name="ce4" office:value-type="float" office:value="-117.846939622322" calcext:value-type="float">
            <text:p>-117.846939622322</text:p>
          </table:table-cell>
          <table:table-cell office:value-type="float" office:value="53.4025374855825" calcext:value-type="float">
            <text:p>53.4025374855825</text:p>
          </table:table-cell>
          <table:table-cell office:value-type="float" office:value="59.7667638483965" calcext:value-type="float">
            <text:p>59.7667638483965</text:p>
          </table:table-cell>
          <table:table-cell office:value-type="float" office:value="49.2366412213741" calcext:value-type="float">
            <text:p>49.2366412213741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241.154835032487" calcext:value-type="float">
            <text:p>-241.154835032487</text:p>
          </table:table-cell>
          <table:table-cell table:style-name="Default" office:value-type="float" office:value="19.8331588334681" calcext:value-type="float">
            <text:p>19.8331588334681</text:p>
          </table:table-cell>
          <table:table-cell table:style-name="Default" office:value-type="float" office:value="-260.987993865955" calcext:value-type="float">
            <text:p>-260.987993865955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ce4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179.14688410907" calcext:value-type="float">
            <text:p>-179.14688410907</text:p>
          </table:table-cell>
          <table:table-cell table:style-name="Default" office:value-type="float" office:value="40.2019375566921" calcext:value-type="float">
            <text:p>40.2019375566921</text:p>
          </table:table-cell>
          <table:table-cell table:style-name="Default" office:value-type="float" office:value="-219.348821665762" calcext:value-type="float">
            <text:p>-219.348821665762</text:p>
          </table:table-cell>
          <table:table-cell table:style-name="Default" office:value-type="float" office:value="53.347280334728" calcext:value-type="float">
            <text:p>53.347280334728</text:p>
          </table:table-cell>
          <table:table-cell table:style-name="Default" office:value-type="float" office:value="63.3333333333333" calcext:value-type="float">
            <text:p>63.3333333333333</text:p>
          </table:table-cell>
          <table:table-cell table:style-name="Default" office:value-type="float" office:value="47.3154362416107" calcext:value-type="float">
            <text:p>47.3154362416107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-173.994437021483" calcext:value-type="float">
            <text:p>-173.994437021483</text:p>
          </table:table-cell>
          <table:table-cell table:style-name="ce4" office:value-type="float" office:value="59.8257695950248" calcext:value-type="float">
            <text:p>59.8257695950248</text:p>
          </table:table-cell>
          <table:table-cell table:style-name="Default" office:value-type="float" office:value="-233.820206616508" calcext:value-type="float">
            <text:p>-233.820206616508</text:p>
          </table:table-cell>
          <table:table-cell table:style-name="Default" office:value-type="float" office:value="59.0011614401858" calcext:value-type="float">
            <text:p>59.0011614401858</text:p>
          </table:table-cell>
          <table:table-cell table:style-name="Default" office:value-type="float" office:value="65.6891495601173" calcext:value-type="float">
            <text:p>65.6891495601173</text:p>
          </table:table-cell>
          <table:table-cell table:style-name="Default" office:value-type="float" office:value="54.6153846153846" calcext:value-type="float">
            <text:p>54.615384615384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2880.61774106983" calcext:value-type="float">
            <text:p>-2880.61774106983</text:p>
          </table:table-cell>
          <table:table-cell table:style-name="Default" office:value-type="float" office:value="-1648.70614461018" calcext:value-type="float">
            <text:p>-1648.70614461018</text:p>
          </table:table-cell>
          <table:table-cell table:style-name="Default" office:value-type="float" office:value="-1231.91159645965" calcext:value-type="float">
            <text:p>-1231.91159645965</text:p>
          </table:table-cell>
          <table:table-cell table:style-name="Default" office:value-type="float" office:value="41.7777777777778" calcext:value-type="float">
            <text:p>41.7777777777778</text:p>
          </table:table-cell>
          <table:table-cell table:style-name="Default" office:value-type="float" office:value="35.2078239608802" calcext:value-type="float">
            <text:p>35.2078239608802</text:p>
          </table:table-cell>
          <table:table-cell table:style-name="Default" office:value-type="float" office:value="47.2505091649695" calcext:value-type="float">
            <text:p>47.2505091649695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251.287538259353" calcext:value-type="float">
            <text:p>-251.287538259353</text:p>
          </table:table-cell>
          <table:table-cell table:style-name="Default" office:value-type="float" office:value="45.0501393530595" calcext:value-type="float">
            <text:p>45.0501393530595</text:p>
          </table:table-cell>
          <table:table-cell table:style-name="Default" office:value-type="float" office:value="-296.337677612413" calcext:value-type="float">
            <text:p>-296.337677612413</text:p>
          </table:table-cell>
          <table:table-cell table:style-name="Default" office:value-type="float" office:value="57.8341013824885" calcext:value-type="float">
            <text:p>57.8341013824885</text:p>
          </table:table-cell>
          <table:table-cell table:style-name="Default" office:value-type="float" office:value="64.2441860465116" calcext:value-type="float">
            <text:p>64.2441860465116</text:p>
          </table:table-cell>
          <table:table-cell table:style-name="Default" office:value-type="float" office:value="53.6259541984733" calcext:value-type="float">
            <text:p>53.62595419847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-93.971238260031" calcext:value-type="float">
            <text:p>-93.971238260031</text:p>
          </table:table-cell>
          <table:table-cell office:value-type="float" office:value="66.3795558549765" calcext:value-type="float">
            <text:p>66.3795558549765</text:p>
          </table:table-cell>
          <table:table-cell office:value-type="float" office:value="-160.350794115007" calcext:value-type="float">
            <text:p>-160.350794115007</text:p>
          </table:table-cell>
          <table:table-cell office:value-type="float" office:value="50.7497116493656" calcext:value-type="float">
            <text:p>50.7497116493656</text:p>
          </table:table-cell>
          <table:table-cell office:value-type="float" office:value="57.4344023323615" calcext:value-type="float">
            <text:p>57.4344023323615</text:p>
          </table:table-cell>
          <table:table-cell office:value-type="float" office:value="46.3740458015267" calcext:value-type="float">
            <text:p>46.3740458015267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227.966723435045" calcext:value-type="float">
            <text:p>-227.966723435045</text:p>
          </table:table-cell>
          <table:table-cell table:style-name="Default" office:value-type="float" office:value="26.3963364351379" calcext:value-type="float">
            <text:p>26.3963364351379</text:p>
          </table:table-cell>
          <table:table-cell table:style-name="Default" office:value-type="float" office:value="-254.363059870183" calcext:value-type="float">
            <text:p>-254.363059870183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4069767441861" calcext:value-type="float">
            <text:p>65.4069767441861</text:p>
          </table:table-cell>
          <table:table-cell table:style-name="Default" office:value-type="float" office:value="54.0076335877863" calcext:value-type="float">
            <text:p>54.0076335877863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208.208849563556" calcext:value-type="float">
            <text:p>-208.208849563556</text:p>
          </table:table-cell>
          <table:table-cell table:style-name="Default" office:value-type="float" office:value="22.4745200561782" calcext:value-type="float">
            <text:p>22.4745200561782</text:p>
          </table:table-cell>
          <table:table-cell table:style-name="Default" office:value-type="float" office:value="-230.683369619734" calcext:value-type="float">
            <text:p>-230.683369619734</text:p>
          </table:table-cell>
          <table:table-cell table:style-name="Default" office:value-type="float" office:value="51.6908212560386" calcext:value-type="float">
            <text:p>51.6908212560386</text:p>
          </table:table-cell>
          <table:table-cell table:style-name="Default" office:value-type="float" office:value="62.4203821656051" calcext:value-type="float">
            <text:p>62.4203821656051</text:p>
          </table:table-cell>
          <table:table-cell table:style-name="Default" office:value-type="float" office:value="45.136186770428" calcext:value-type="float">
            <text:p>45.136186770428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2568.66530175018" calcext:value-type="float">
            <text:p>-2568.66530175018</text:p>
          </table:table-cell>
          <table:table-cell table:style-name="Default" office:value-type="float" office:value="-1156.03314933445" calcext:value-type="float">
            <text:p>-1156.03314933445</text:p>
          </table:table-cell>
          <table:table-cell table:style-name="Default" office:value-type="float" office:value="-1412.63215241572" calcext:value-type="float">
            <text:p>-1412.63215241572</text:p>
          </table:table-cell>
          <table:table-cell table:style-name="Default" office:value-type="float" office:value="34.5474613686534" calcext:value-type="float">
            <text:p>34.5474613686534</text:p>
          </table:table-cell>
          <table:table-cell table:style-name="Default" office:value-type="float" office:value="33.1578947368421" calcext:value-type="float">
            <text:p>33.1578947368421</text:p>
          </table:table-cell>
          <table:table-cell table:style-name="Default" office:value-type="float" office:value="35.5513307984791" calcext:value-type="float">
            <text:p>35.5513307984791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11.670465061328" calcext:value-type="float">
            <text:p>-111.670465061328</text:p>
          </table:table-cell>
          <table:table-cell office:value-type="float" office:value="43.130625436084" calcext:value-type="float">
            <text:p>43.130625436084</text:p>
          </table:table-cell>
          <table:table-cell office:value-type="float" office:value="-154.801090497412" calcext:value-type="float">
            <text:p>-154.801090497412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61.2244897959184" calcext:value-type="float">
            <text:p>61.2244897959184</text:p>
          </table:table-cell>
          <table:table-cell office:value-type="float" office:value="50.763358778626" calcext:value-type="float">
            <text:p>50.763358778626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ce4" office:value-type="float" office:value="-205.849589272309" calcext:value-type="float">
            <text:p>-205.849589272309</text:p>
          </table:table-cell>
          <table:table-cell table:style-name="Default" office:value-type="float" office:value="41.4564207859135" calcext:value-type="float">
            <text:p>41.4564207859135</text:p>
          </table:table-cell>
          <table:table-cell table:style-name="Default" office:value-type="float" office:value="-247.306010058222" calcext:value-type="float">
            <text:p>-247.306010058222</text:p>
          </table:table-cell>
          <table:table-cell table:style-name="Default" office:value-type="float" office:value="58.477508650519" calcext:value-type="float">
            <text:p>58.477508650519</text:p>
          </table:table-cell>
          <table:table-cell table:style-name="Default" office:value-type="float" office:value="65.3061224489796" calcext:value-type="float">
            <text:p>65.3061224489796</text:p>
          </table:table-cell>
          <table:table-cell table:style-name="Default" office:value-type="float" office:value="54.0076335877863" calcext:value-type="float">
            <text:p>54.0076335877863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168.856342414436" calcext:value-type="float">
            <text:p>-168.856342414436</text:p>
          </table:table-cell>
          <table:table-cell table:style-name="Default" office:value-type="float" office:value="72.8378006684996" calcext:value-type="float">
            <text:p>72.8378006684996</text:p>
          </table:table-cell>
          <table:table-cell table:style-name="Default" office:value-type="float" office:value="-241.694143082936" calcext:value-type="float">
            <text:p>-241.694143082936</text:p>
          </table:table-cell>
          <table:table-cell table:style-name="Default" office:value-type="float" office:value="51.1299435028249" calcext:value-type="float">
            <text:p>51.1299435028249</text:p>
          </table:table-cell>
          <table:table-cell table:style-name="Default" office:value-type="float" office:value="64.7058823529412" calcext:value-type="float">
            <text:p>64.7058823529412</text:p>
          </table:table-cell>
          <table:table-cell table:style-name="Default" office:value-type="float" office:value="42.6605504587156" calcext:value-type="float">
            <text:p>42.6605504587156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style-name="Default" office:value-type="float" office:value="-240.001282980212" calcext:value-type="float">
            <text:p>-240.001282980212</text:p>
          </table:table-cell>
          <table:table-cell table:style-name="Default" office:value-type="float" office:value="33.8984052360558" calcext:value-type="float">
            <text:p>33.8984052360558</text:p>
          </table:table-cell>
          <table:table-cell table:style-name="Default" office:value-type="float" office:value="-273.899688216267" calcext:value-type="float">
            <text:p>-273.899688216267</text:p>
          </table:table-cell>
          <table:table-cell table:style-name="Default" office:value-type="float" office:value="58.4192439862543" calcext:value-type="float">
            <text:p>58.4192439862543</text:p>
          </table:table-cell>
          <table:table-cell table:style-name="Default" office:value-type="float" office:value="65.0289017341041" calcext:value-type="float">
            <text:p>65.0289017341041</text:p>
          </table:table-cell>
          <table:table-cell table:style-name="Default" office:value-type="float" office:value="54.0796963946869" calcext:value-type="float">
            <text:p>54.0796963946869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2935.41177916244" calcext:value-type="float">
            <text:p>-2935.41177916244</text:p>
          </table:table-cell>
          <table:table-cell table:style-name="Default" office:value-type="float" office:value="-1458.70625791812" calcext:value-type="float">
            <text:p>-1458.70625791812</text:p>
          </table:table-cell>
          <table:table-cell table:style-name="Default" office:value-type="float" office:value="-1476.70552124433" calcext:value-type="float">
            <text:p>-1476.70552124433</text:p>
          </table:table-cell>
          <table:table-cell table:style-name="Default" office:value-type="float" office:value="39.8504273504273" calcext:value-type="float">
            <text:p>39.8504273504273</text:p>
          </table:table-cell>
          <table:table-cell table:style-name="Default" office:value-type="float" office:value="36.71875" calcext:value-type="float">
            <text:p>36.71875</text:p>
          </table:table-cell>
          <table:table-cell table:style-name="Default" office:value-type="float" office:value="42.0289855072464" calcext:value-type="float">
            <text:p>42.0289855072464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251.599342806133" calcext:value-type="float">
            <text:p>-251.599342806133</text:p>
          </table:table-cell>
          <table:table-cell table:style-name="Default" office:value-type="float" office:value="20.2695583463924" calcext:value-type="float">
            <text:p>20.2695583463924</text:p>
          </table:table-cell>
          <table:table-cell table:style-name="Default" office:value-type="float" office:value="-271.868901152525" calcext:value-type="float">
            <text:p>-271.868901152525</text:p>
          </table:table-cell>
          <table:table-cell table:style-name="ce4" office:value-type="float" office:value="59.2165898617512" calcext:value-type="float">
            <text:p>59.2165898617512</text:p>
          </table:table-cell>
          <table:table-cell table:style-name="ce4" office:value-type="float" office:value="65.9883720930232" calcext:value-type="float">
            <text:p>65.9883720930232</text:p>
          </table:table-cell>
          <table:table-cell table:style-name="ce4" office:value-type="float" office:value="54.7709923664122" calcext:value-type="float">
            <text:p>54.7709923664122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-71.5536320256476" calcext:value-type="float">
            <text:p>-71.5536320256476</text:p>
          </table:table-cell>
          <table:table-cell table:style-name="ce4" office:value-type="float" office:value="94.9075407471846" calcext:value-type="float">
            <text:p>94.9075407471846</text:p>
          </table:table-cell>
          <table:table-cell office:value-type="float" office:value="-166.461172772832" calcext:value-type="float">
            <text:p>-166.461172772832</text:p>
          </table:table-cell>
          <table:table-cell office:value-type="float" office:value="49.9423298731257" calcext:value-type="float">
            <text:p>49.9423298731257</text:p>
          </table:table-cell>
          <table:table-cell office:value-type="float" office:value="56.8513119533528" calcext:value-type="float">
            <text:p>56.8513119533528</text:p>
          </table:table-cell>
          <table:table-cell office:value-type="float" office:value="45.4198473282443" calcext:value-type="float">
            <text:p>45.4198473282443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192.915946743061" calcext:value-type="float">
            <text:p>-192.915946743061</text:p>
          </table:table-cell>
          <table:table-cell table:style-name="Default" office:value-type="float" office:value="44.1920818977065" calcext:value-type="float">
            <text:p>44.1920818977065</text:p>
          </table:table-cell>
          <table:table-cell table:style-name="Default" office:value-type="float" office:value="-237.108028640768" calcext:value-type="float">
            <text:p>-237.108028640768</text:p>
          </table:table-cell>
          <table:table-cell table:style-name="Default" office:value-type="float" office:value="58.5928489042676" calcext:value-type="float">
            <text:p>58.5928489042676</text:p>
          </table:table-cell>
          <table:table-cell table:style-name="Default" office:value-type="float" office:value="65.597667638484" calcext:value-type="float">
            <text:p>65.597667638484</text:p>
          </table:table-cell>
          <table:table-cell table:style-name="Default" office:value-type="float" office:value="54.0076335877863" calcext:value-type="float">
            <text:p>54.0076335877863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72.657478898082" calcext:value-type="float">
            <text:p>-172.657478898082</text:p>
          </table:table-cell>
          <table:table-cell table:style-name="Default" office:value-type="float" office:value="40.9343481677748" calcext:value-type="float">
            <text:p>40.9343481677748</text:p>
          </table:table-cell>
          <table:table-cell table:style-name="Default" office:value-type="float" office:value="-213.591827065857" calcext:value-type="float">
            <text:p>-213.591827065857</text:p>
          </table:table-cell>
          <table:table-cell table:style-name="Default" office:value-type="float" office:value="49.6153846153846" calcext:value-type="float">
            <text:p>49.6153846153846</text:p>
          </table:table-cell>
          <table:table-cell table:style-name="Default" office:value-type="float" office:value="63.4615384615385" calcext:value-type="float">
            <text:p>63.4615384615385</text:p>
          </table:table-cell>
          <table:table-cell table:style-name="Default" office:value-type="float" office:value="40.3846153846154" calcext:value-type="float">
            <text:p>40.3846153846154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248.382293326988" calcext:value-type="float">
            <text:p>-248.382293326988</text:p>
          </table:table-cell>
          <table:table-cell table:style-name="Default" office:value-type="float" office:value="12.379540042579" calcext:value-type="float">
            <text:p>12.379540042579</text:p>
          </table:table-cell>
          <table:table-cell table:style-name="Default" office:value-type="float" office:value="-260.761833369567" calcext:value-type="float">
            <text:p>-260.761833369567</text:p>
          </table:table-cell>
          <table:table-cell table:style-name="Default" office:value-type="float" office:value="58.3333333333333" calcext:value-type="float">
            <text:p>58.3333333333333</text:p>
          </table:table-cell>
          <table:table-cell table:style-name="Default" office:value-type="float" office:value="64.8414985590778" calcext:value-type="float">
            <text:p>64.8414985590778</text:p>
          </table:table-cell>
          <table:table-cell table:style-name="Default" office:value-type="float" office:value="54.0642722117202" calcext:value-type="float">
            <text:p>54.0642722117202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2300.92619515157" calcext:value-type="float">
            <text:p>-2300.92619515157</text:p>
          </table:table-cell>
          <table:table-cell table:style-name="Default" office:value-type="float" office:value="-909.215929892538" calcext:value-type="float">
            <text:p>-909.215929892538</text:p>
          </table:table-cell>
          <table:table-cell table:style-name="Default" office:value-type="float" office:value="-1391.71026525903" calcext:value-type="float">
            <text:p>-1391.71026525903</text:p>
          </table:table-cell>
          <table:table-cell table:style-name="Default" office:value-type="float" office:value="40.7608695652174" calcext:value-type="float">
            <text:p>40.7608695652174</text:p>
          </table:table-cell>
          <table:table-cell table:style-name="Default" office:value-type="float" office:value="42.6829268292683" calcext:value-type="float">
            <text:p>42.6829268292683</text:p>
          </table:table-cell>
          <table:table-cell table:style-name="Default" office:value-type="float" office:value="39.2156862745098" calcext:value-type="float">
            <text:p>39.2156862745098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-131.448089835297" calcext:value-type="float">
            <text:p>-131.448089835297</text:p>
          </table:table-cell>
          <table:table-cell table:style-name="ce4" office:value-type="float" office:value="79.9763766170941" calcext:value-type="float">
            <text:p>79.9763766170941</text:p>
          </table:table-cell>
          <table:table-cell table:style-name="Default" office:value-type="float" office:value="-211.424466452391" calcext:value-type="float">
            <text:p>-211.424466452391</text:p>
          </table:table-cell>
          <table:table-cell table:style-name="ce4" office:value-type="float" office:value="58.8235294117647" calcext:value-type="float">
            <text:p>58.8235294117647</text:p>
          </table:table-cell>
          <table:table-cell table:style-name="ce4" office:value-type="float" office:value="66.4723032069971" calcext:value-type="float">
            <text:p>66.4723032069971</text:p>
          </table:table-cell>
          <table:table-cell table:style-name="Default" office:value-type="float" office:value="53.8167938931298" calcext:value-type="float">
            <text:p>53.8167938931298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100.868129863542" calcext:value-type="float">
            <text:p>-100.868129863542</text:p>
          </table:table-cell>
          <table:table-cell table:style-name="ce4" office:value-type="float" office:value="79.8148841534029" calcext:value-type="float">
            <text:p>79.8148841534029</text:p>
          </table:table-cell>
          <table:table-cell table:style-name="Default" office:value-type="float" office:value="-180.683014016945" calcext:value-type="float">
            <text:p>-180.683014016945</text:p>
          </table:table-cell>
          <table:table-cell table:style-name="Default" office:value-type="float" office:value="46.8253968253968" calcext:value-type="float">
            <text:p>46.825396825396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5.5263157894737" calcext:value-type="float">
            <text:p>35.526315789473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244.519084575173" calcext:value-type="float">
            <text:p>-244.519084575173</text:p>
          </table:table-cell>
          <table:table-cell table:style-name="Default" office:value-type="float" office:value="-17.4656377401091" calcext:value-type="float">
            <text:p>-17.4656377401091</text:p>
          </table:table-cell>
          <table:table-cell table:style-name="Default" office:value-type="float" office:value="-227.053446835064" calcext:value-type="float">
            <text:p>-227.053446835064</text:p>
          </table:table-cell>
          <table:table-cell table:style-name="Default" office:value-type="float" office:value="58.3427922814983" calcext:value-type="float">
            <text:p>58.3427922814983</text:p>
          </table:table-cell>
          <table:table-cell table:style-name="Default" office:value-type="float" office:value="64.5714285714286" calcext:value-type="float">
            <text:p>64.5714285714286</text:p>
          </table:table-cell>
          <table:table-cell table:style-name="Default" office:value-type="float" office:value="54.2372881355932" calcext:value-type="float">
            <text:p>54.2372881355932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849.936502275384" calcext:value-type="float">
            <text:p>-849.936502275384</text:p>
          </table:table-cell>
          <table:table-cell table:style-name="Default" office:value-type="float" office:value="-383.869023698154" calcext:value-type="float">
            <text:p>-383.869023698154</text:p>
          </table:table-cell>
          <table:table-cell table:style-name="Default" office:value-type="float" office:value="-466.067478577229" calcext:value-type="float">
            <text:p>-466.067478577229</text:p>
          </table:table-cell>
          <table:table-cell table:style-name="Default" office:value-type="float" office:value="47.5826972010178" calcext:value-type="float">
            <text:p>47.5826972010178</text:p>
          </table:table-cell>
          <table:table-cell table:style-name="Default" office:value-type="float" office:value="48.9736070381232" calcext:value-type="float">
            <text:p>48.9736070381232</text:p>
          </table:table-cell>
          <table:table-cell table:style-name="Default" office:value-type="float" office:value="46.5168539325843" calcext:value-type="float">
            <text:p>46.5168539325843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-210.670236757584" calcext:value-type="float">
            <text:p>-210.670236757584</text:p>
          </table:table-cell>
          <table:table-cell table:style-name="Default" office:value-type="float" office:value="-57.4563176915144" calcext:value-type="float">
            <text:p>-57.4563176915144</text:p>
          </table:table-cell>
          <table:table-cell table:style-name="ce4" office:value-type="float" office:value="-153.213919066069" calcext:value-type="float">
            <text:p>-153.213919066069</text:p>
          </table:table-cell>
          <table:table-cell table:style-name="Default" office:value-type="float" office:value="54.0945790080738" calcext:value-type="float">
            <text:p>54.0945790080738</text:p>
          </table:table-cell>
          <table:table-cell table:style-name="Default" office:value-type="float" office:value="61.2244897959184" calcext:value-type="float">
            <text:p>61.2244897959184</text:p>
          </table:table-cell>
          <table:table-cell table:style-name="Default" office:value-type="float" office:value="49.4274809160305" calcext:value-type="float">
            <text:p>49.4274809160305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-14.5402151456243" calcext:value-type="float">
            <text:p>-14.5402151456243</text:p>
          </table:table-cell>
          <table:table-cell table:style-name="Default" office:value-type="float" office:value="65.9967620954394" calcext:value-type="float">
            <text:p>65.9967620954394</text:p>
          </table:table-cell>
          <table:table-cell table:style-name="ce4" office:value-type="float" office:value="-80.5369772410637" calcext:value-type="float">
            <text:p>-80.5369772410637</text:p>
          </table:table-cell>
          <table:table-cell table:style-name="Default" office:value-type="float" office:value="49.2753623188406" calcext:value-type="float">
            <text:p>49.2753623188406</text:p>
          </table:table-cell>
          <table:table-cell table:style-name="Default" office:value-type="float" office:value="60.7142857142857" calcext:value-type="float">
            <text:p>60.7142857142857</text:p>
          </table:table-cell>
          <table:table-cell table:style-name="Default" office:value-type="float" office:value="41.4634146341463" calcext:value-type="float">
            <text:p>41.463414634146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53.685254601026" calcext:value-type="float">
            <text:p>-153.685254601026</text:p>
          </table:table-cell>
          <table:table-cell table:style-name="Default" office:value-type="float" office:value="-9.13114929893395" calcext:value-type="float">
            <text:p>-9.13114929893395</text:p>
          </table:table-cell>
          <table:table-cell table:style-name="Default" office:value-type="float" office:value="-144.554105302091" calcext:value-type="float">
            <text:p>-144.554105302091</text:p>
          </table:table-cell>
          <table:table-cell table:style-name="Default" office:value-type="float" office:value="58.3802024746907" calcext:value-type="float">
            <text:p>58.3802024746907</text:p>
          </table:table-cell>
          <table:table-cell table:style-name="Default" office:value-type="float" office:value="64.4067796610169" calcext:value-type="float">
            <text:p>64.4067796610169</text:p>
          </table:table-cell>
          <table:table-cell table:style-name="Default" office:value-type="float" office:value="54.392523364486" calcext:value-type="float">
            <text:p>54.3925233644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1657.46619978669" calcext:value-type="float">
            <text:p>-1657.46619978669</text:p>
          </table:table-cell>
          <table:table-cell table:style-name="Default" office:value-type="float" office:value="-528.47102715305" calcext:value-type="float">
            <text:p>-528.47102715305</text:p>
          </table:table-cell>
          <table:table-cell table:style-name="Default" office:value-type="float" office:value="-1128.99517263364" calcext:value-type="float">
            <text:p>-1128.99517263364</text:p>
          </table:table-cell>
          <table:table-cell table:style-name="Default" office:value-type="float" office:value="45.7389428263215" calcext:value-type="float">
            <text:p>45.7389428263215</text:p>
          </table:table-cell>
          <table:table-cell table:style-name="Default" office:value-type="float" office:value="47.3557692307692" calcext:value-type="float">
            <text:p>47.3557692307692</text:p>
          </table:table-cell>
          <table:table-cell table:style-name="Default" office:value-type="float" office:value="44.4227005870842" calcext:value-type="float">
            <text:p>44.422700587084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53.685254601026" calcext:value-type="float">
            <text:p>-153.685254601026</text:p>
          </table:table-cell>
          <table:table-cell table:style-name="Default" office:value-type="float" office:value="-9.13114929893395" calcext:value-type="float">
            <text:p>-9.13114929893395</text:p>
          </table:table-cell>
          <table:table-cell table:style-name="Default" office:value-type="float" office:value="-144.554105302091" calcext:value-type="float">
            <text:p>-144.554105302091</text:p>
          </table:table-cell>
          <table:table-cell table:style-name="Default" office:value-type="float" office:value="58.3802024746907" calcext:value-type="float">
            <text:p>58.3802024746907</text:p>
          </table:table-cell>
          <table:table-cell table:style-name="Default" office:value-type="float" office:value="64.4067796610169" calcext:value-type="float">
            <text:p>64.4067796610169</text:p>
          </table:table-cell>
          <table:table-cell table:style-name="Default" office:value-type="float" office:value="54.392523364486" calcext:value-type="float">
            <text:p>54.3925233644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style-name="Default" office:value-type="float" office:value="-1383.61065472324" calcext:value-type="float">
            <text:p>-1383.61065472324</text:p>
          </table:table-cell>
          <table:table-cell table:style-name="Default" office:value-type="float" office:value="-523.222508868" calcext:value-type="float">
            <text:p>-523.222508868</text:p>
          </table:table-cell>
          <table:table-cell table:style-name="Default" office:value-type="float" office:value="-860.38814585524" calcext:value-type="float">
            <text:p>-860.38814585524</text:p>
          </table:table-cell>
          <table:table-cell table:style-name="Default" office:value-type="float" office:value="51.1389521640091" calcext:value-type="float">
            <text:p>51.1389521640091</text:p>
          </table:table-cell>
          <table:table-cell table:style-name="Default" office:value-type="float" office:value="51.3784461152882" calcext:value-type="float">
            <text:p>51.3784461152882</text:p>
          </table:table-cell>
          <table:table-cell table:style-name="Default" office:value-type="float" office:value="50.9394572025052" calcext:value-type="float">
            <text:p>50.939457202505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style-name="Default" office:value-type="float" office:value="-1379.39744331127" calcext:value-type="float">
            <text:p>-1379.39744331127</text:p>
          </table:table-cell>
          <table:table-cell table:style-name="Default" office:value-type="float" office:value="-563.667528033824" calcext:value-type="float">
            <text:p>-563.667528033824</text:p>
          </table:table-cell>
          <table:table-cell table:style-name="Default" office:value-type="float" office:value="-815.729915277442" calcext:value-type="float">
            <text:p>-815.729915277442</text:p>
          </table:table-cell>
          <table:table-cell table:style-name="Default" office:value-type="float" office:value="42.255125284738" calcext:value-type="float">
            <text:p>42.255125284738</text:p>
          </table:table-cell>
          <table:table-cell table:style-name="Default" office:value-type="float" office:value="41.8732782369146" calcext:value-type="float">
            <text:p>41.8732782369146</text:p>
          </table:table-cell>
          <table:table-cell table:style-name="Default" office:value-type="float" office:value="42.5242718446602" calcext:value-type="float">
            <text:p>42.524271844660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-1507.9990299786" calcext:value-type="float">
            <text:p>-1507.9990299786</text:p>
          </table:table-cell>
          <table:table-cell table:style-name="Default" office:value-type="float" office:value="-858.092628924255" calcext:value-type="float">
            <text:p>-858.092628924255</text:p>
          </table:table-cell>
          <table:table-cell table:style-name="Default" office:value-type="float" office:value="-649.906401054339" calcext:value-type="float">
            <text:p>-649.906401054339</text:p>
          </table:table-cell>
          <table:table-cell table:style-name="Default" office:value-type="float" office:value="52.3243243243243" calcext:value-type="float">
            <text:p>52.3243243243243</text:p>
          </table:table-cell>
          <table:table-cell table:style-name="Default" office:value-type="float" office:value="48.5" calcext:value-type="float">
            <text:p>48.5</text:p>
          </table:table-cell>
          <table:table-cell table:style-name="ce4" office:value-type="float" office:value="55.2380952380952" calcext:value-type="float">
            <text:p>55.238095238095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1974.30821166787" calcext:value-type="float">
            <text:p>-1974.30821166787</text:p>
          </table:table-cell>
          <table:table-cell table:style-name="Default" office:value-type="float" office:value="-739.9843148485" calcext:value-type="float">
            <text:p>-739.9843148485</text:p>
          </table:table-cell>
          <table:table-cell table:style-name="Default" office:value-type="float" office:value="-1234.32389681937" calcext:value-type="float">
            <text:p>-1234.32389681937</text:p>
          </table:table-cell>
          <table:table-cell table:style-name="Default" office:value-type="float" office:value="46.6666666666667" calcext:value-type="float">
            <text:p>46.6666666666667</text:p>
          </table:table-cell>
          <table:table-cell table:style-name="Default" office:value-type="float" office:value="47.6056338028169" calcext:value-type="float">
            <text:p>47.6056338028169</text:p>
          </table:table-cell>
          <table:table-cell table:style-name="Default" office:value-type="float" office:value="46.0869565217391" calcext:value-type="float">
            <text:p>46.08695652173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722.146295323135" calcext:value-type="float">
            <text:p>-722.146295323135</text:p>
          </table:table-cell>
          <table:table-cell table:style-name="Default" office:value-type="float" office:value="-245.218412129095" calcext:value-type="float">
            <text:p>-245.218412129095</text:p>
          </table:table-cell>
          <table:table-cell table:style-name="Default" office:value-type="float" office:value="-476.927883194041" calcext:value-type="float">
            <text:p>-476.927883194041</text:p>
          </table:table-cell>
          <table:table-cell table:style-name="Default" office:value-type="float" office:value="49.6487119437939" calcext:value-type="float">
            <text:p>49.6487119437939</text:p>
          </table:table-cell>
          <table:table-cell table:style-name="Default" office:value-type="float" office:value="49.8559077809798" calcext:value-type="float">
            <text:p>49.8559077809798</text:p>
          </table:table-cell>
          <table:table-cell table:style-name="Default" office:value-type="float" office:value="49.5069033530572" calcext:value-type="float">
            <text:p>49.506903353057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820.026474923359" calcext:value-type="float">
            <text:p>-820.026474923359</text:p>
          </table:table-cell>
          <table:table-cell table:style-name="Default" office:value-type="float" office:value="-317.962141708808" calcext:value-type="float">
            <text:p>-317.962141708808</text:p>
          </table:table-cell>
          <table:table-cell table:style-name="Default" office:value-type="float" office:value="-502.06433321455" calcext:value-type="float">
            <text:p>-502.06433321455</text:p>
          </table:table-cell>
          <table:table-cell table:style-name="Default" office:value-type="float" office:value="49.3197278911565" calcext:value-type="float">
            <text:p>49.3197278911565</text:p>
          </table:table-cell>
          <table:table-cell table:style-name="Default" office:value-type="float" office:value="50.1340482573727" calcext:value-type="float">
            <text:p>50.1340482573727</text:p>
          </table:table-cell>
          <table:table-cell table:style-name="Default" office:value-type="float" office:value="48.7229862475442" calcext:value-type="float">
            <text:p>48.722986247544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-724.469585265878" calcext:value-type="float">
            <text:p>-724.469585265878</text:p>
          </table:table-cell>
          <table:table-cell table:style-name="Default" office:value-type="float" office:value="-152.108250192952" calcext:value-type="float">
            <text:p>-152.108250192952</text:p>
          </table:table-cell>
          <table:table-cell table:style-name="Default" office:value-type="float" office:value="-572.361335072927" calcext:value-type="float">
            <text:p>-572.361335072927</text:p>
          </table:table-cell>
          <table:table-cell table:style-name="Default" office:value-type="float" office:value="48.6796785304248" calcext:value-type="float">
            <text:p>48.6796785304248</text:p>
          </table:table-cell>
          <table:table-cell table:style-name="Default" office:value-type="float" office:value="52.5993883792049" calcext:value-type="float">
            <text:p>52.5993883792049</text:p>
          </table:table-cell>
          <table:table-cell table:style-name="Default" office:value-type="float" office:value="46.3235294117647" calcext:value-type="float">
            <text:p>46.3235294117647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ce4" office:value-type="float" office:value="-245.003529283109" calcext:value-type="float">
            <text:p>-245.003529283109</text:p>
          </table:table-cell>
          <table:table-cell table:style-name="Default" office:value-type="float" office:value="27.4745517586921" calcext:value-type="float">
            <text:p>27.4745517586921</text:p>
          </table:table-cell>
          <table:table-cell table:style-name="Default" office:value-type="float" office:value="-272.478081041802" calcext:value-type="float">
            <text:p>-272.478081041802</text:p>
          </table:table-cell>
          <table:table-cell table:style-name="Default" office:value-type="float" office:value="56.4732142857143" calcext:value-type="float">
            <text:p>56.4732142857143</text:p>
          </table:table-cell>
          <table:table-cell table:style-name="Default" office:value-type="float" office:value="59.5360824742268" calcext:value-type="float">
            <text:p>59.5360824742268</text:p>
          </table:table-cell>
          <table:table-cell table:style-name="Default" office:value-type="float" office:value="54.1338582677165" calcext:value-type="float">
            <text:p>54.1338582677165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-895.50317157397" calcext:value-type="float">
            <text:p>-895.50317157397</text:p>
          </table:table-cell>
          <table:table-cell table:style-name="Default" office:value-type="float" office:value="-393.249246788931" calcext:value-type="float">
            <text:p>-393.249246788931</text:p>
          </table:table-cell>
          <table:table-cell table:style-name="Default" office:value-type="float" office:value="-502.253924785039" calcext:value-type="float">
            <text:p>-502.253924785039</text:p>
          </table:table-cell>
          <table:table-cell table:style-name="Default" office:value-type="float" office:value="53.2030401737242" calcext:value-type="float">
            <text:p>53.2030401737242</text:p>
          </table:table-cell>
          <table:table-cell table:style-name="Default" office:value-type="float" office:value="52.2144522144522" calcext:value-type="float">
            <text:p>52.2144522144522</text:p>
          </table:table-cell>
          <table:table-cell table:style-name="Default" office:value-type="float" office:value="54.0650406504065" calcext:value-type="float">
            <text:p>54.0650406504065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605.243781961927" calcext:value-type="float">
            <text:p>-605.243781961927</text:p>
          </table:table-cell>
          <table:table-cell table:style-name="Default" office:value-type="float" office:value="-58.5255719891903" calcext:value-type="float">
            <text:p>-58.5255719891903</text:p>
          </table:table-cell>
          <table:table-cell table:style-name="Default" office:value-type="float" office:value="-546.718209972737" calcext:value-type="float">
            <text:p>-546.718209972737</text:p>
          </table:table-cell>
          <table:table-cell table:style-name="Default" office:value-type="float" office:value="54.3820224719101" calcext:value-type="float">
            <text:p>54.3820224719101</text:p>
          </table:table-cell>
          <table:table-cell table:style-name="Default" office:value-type="float" office:value="62.3529411764706" calcext:value-type="float">
            <text:p>62.3529411764706</text:p>
          </table:table-cell>
          <table:table-cell table:style-name="Default" office:value-type="float" office:value="49.4545454545455" calcext:value-type="float">
            <text:p>49.4545454545455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Default" office:value-type="float" office:value="-334.899691960349" calcext:value-type="float">
            <text:p>-334.899691960349</text:p>
          </table:table-cell>
          <table:table-cell table:style-name="Default" office:value-type="float" office:value="-97.0382904052815" calcext:value-type="float">
            <text:p>-97.0382904052815</text:p>
          </table:table-cell>
          <table:table-cell table:style-name="ce4" office:value-type="float" office:value="-237.861401555068" calcext:value-type="float">
            <text:p>-237.861401555068</text:p>
          </table:table-cell>
          <table:table-cell table:style-name="Default" office:value-type="float" office:value="56.4912280701754" calcext:value-type="float">
            <text:p>56.4912280701754</text:p>
          </table:table-cell>
          <table:table-cell table:style-name="Default" office:value-type="float" office:value="60.6508875739645" calcext:value-type="float">
            <text:p>60.6508875739645</text:p>
          </table:table-cell>
          <table:table-cell table:style-name="Default" office:value-type="float" office:value="53.7717601547389" calcext:value-type="float">
            <text:p>53.7717601547389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style-name="Default" office:value-type="float" office:value="-874.15867568976" calcext:value-type="float">
            <text:p>-874.15867568976</text:p>
          </table:table-cell>
          <table:table-cell table:style-name="Default" office:value-type="float" office:value="-563.336926639736" calcext:value-type="float">
            <text:p>-563.336926639736</text:p>
          </table:table-cell>
          <table:table-cell table:style-name="Default" office:value-type="float" office:value="-310.821749050024" calcext:value-type="float">
            <text:p>-310.821749050024</text:p>
          </table:table-cell>
          <table:table-cell table:style-name="Default" office:value-type="float" office:value="53.0944625407166" calcext:value-type="float">
            <text:p>53.0944625407166</text:p>
          </table:table-cell>
          <table:table-cell table:style-name="Default" office:value-type="float" office:value="52.078239608802" calcext:value-type="float">
            <text:p>52.078239608802</text:p>
          </table:table-cell>
          <table:table-cell table:style-name="Default" office:value-type="float" office:value="53.90625" calcext:value-type="float">
            <text:p>53.90625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 table:number-columns-repeated="25"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279.11263886109" calcext:value-type="float">
            <text:p>-279.11263886109</text:p>
          </table:table-cell>
          <table:table-cell table:style-name="ce4" office:value-type="float" office:value="78.10634339495" calcext:value-type="float">
            <text:p>78.10634339495</text:p>
          </table:table-cell>
          <table:table-cell table:style-name="Default" office:value-type="float" office:value="-357.21898225604" calcext:value-type="float">
            <text:p>-357.21898225604</text:p>
          </table:table-cell>
          <table:table-cell table:style-name="ce4" office:value-type="float" office:value="58.9944134078212" calcext:value-type="float">
            <text:p>58.9944134078212</text:p>
          </table:table-cell>
          <table:table-cell table:style-name="ce4" office:value-type="float" office:value="66.1849710982659" calcext:value-type="float">
            <text:p>66.1849710982659</text:p>
          </table:table-cell>
          <table:table-cell table:style-name="Default" office:value-type="float" office:value="54.4626593806922" calcext:value-type="float">
            <text:p>54.4626593806922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 table:number-rows-repeated="6">
          <table:table-cell table:number-columns-repeated="24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number-columns-repeated="24"/>
          <table:table-cell table:style-name="Default" table:number-columns-repeated="7"/>
          <table:table-cell/>
          <table:table-cell table:style-name="Default" table:number-columns-repeated="7"/>
          <table:table-cell table:number-columns-repeated="985"/>
        </table:table-row>
        <table:table-row table:style-name="ro1" table:number-rows-repeated="4">
          <table:table-cell table:number-columns-repeated="24"/>
          <table:table-cell table:style-name="Default" table:number-columns-repeated="7"/>
          <table:table-cell table:number-columns-repeated="99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5:05:42.724547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06T16:42:25.612516047</dc:date>
    <meta:editing-duration>PT1H53M12S</meta:editing-duration>
    <meta:editing-cycles>5</meta:editing-cycles>
    <meta:generator>LibreOffice/6.4.7.2$Linux_X86_64 LibreOffice_project/40$Build-2</meta:generator>
    <meta:document-statistic meta:table-count="1" meta:cell-count="636" meta:object-count="0"/>
  </office:meta>
</office:document-meta>
</file>